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1862" officeooo:paragraph-rsid="001d1862"/>
    </style:style>
    <style:style style:name="P2" style:family="paragraph" style:parent-style-name="Standard">
      <style:text-properties style:text-underline-style="solid" style:text-underline-width="auto" style:text-underline-color="font-color" officeooo:rsid="001d1862" officeooo:paragraph-rsid="001d1862"/>
    </style:style>
    <style:style style:name="P3" style:family="paragraph" style:parent-style-name="Standard">
      <style:text-properties style:text-underline-style="none" officeooo:rsid="001d630e" officeooo:paragraph-rsid="001d630e"/>
    </style:style>
    <style:style style:name="P4" style:family="paragraph" style:parent-style-name="Standard">
      <style:text-properties style:text-underline-style="none" officeooo:rsid="0022c333" officeooo:paragraph-rsid="0022c333"/>
    </style:style>
    <style:style style:name="P5" style:family="paragraph" style:parent-style-name="Standard">
      <style:text-properties style:text-underline-style="none" officeooo:rsid="00298029" officeooo:paragraph-rsid="00298029"/>
    </style:style>
    <style:style style:name="P6" style:family="paragraph" style:parent-style-name="Standard">
      <style:text-properties style:text-underline-style="none" officeooo:rsid="002b6034" officeooo:paragraph-rsid="002b6034"/>
    </style:style>
    <style:style style:name="P7" style:family="paragraph" style:parent-style-name="Standard">
      <style:text-properties style:text-underline-style="none" officeooo:rsid="002f1326" officeooo:paragraph-rsid="002f1326"/>
    </style:style>
    <style:style style:name="P8" style:family="paragraph" style:parent-style-name="Standard">
      <style:text-properties style:text-underline-style="none" officeooo:rsid="003572c1" officeooo:paragraph-rsid="003572c1"/>
    </style:style>
    <style:style style:name="P9" style:family="paragraph" style:parent-style-name="Standard">
      <style:text-properties style:text-underline-style="none" officeooo:rsid="003abf44" officeooo:paragraph-rsid="003abf44"/>
    </style:style>
    <style:style style:name="P10" style:family="paragraph" style:parent-style-name="Standard">
      <style:text-properties style:text-underline-style="none" officeooo:rsid="004103ea" officeooo:paragraph-rsid="004103ea"/>
    </style:style>
    <style:style style:name="P11" style:family="paragraph" style:parent-style-name="Standard">
      <style:text-properties style:text-underline-style="none" officeooo:rsid="0033e570" officeooo:paragraph-rsid="0033e570"/>
    </style:style>
    <style:style style:name="P12" style:family="paragraph" style:parent-style-name="Standard">
      <style:text-properties fo:font-weight="bold" officeooo:rsid="001d1862" officeooo:paragraph-rsid="001d1862" style:font-weight-asian="bold" style:font-weight-complex="bold"/>
    </style:style>
    <style:style style:name="P13" style:family="paragraph" style:parent-style-name="Standard">
      <style:text-properties officeooo:paragraph-rsid="0033e570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1862" officeooo:paragraph-rsid="001d1862"/>
    </style:style>
    <style:style style:name="P15" style:family="paragraph" style:parent-style-name="Standard">
      <style:text-properties style:text-underline-style="solid" style:text-underline-width="auto" style:text-underline-color="font-color" officeooo:rsid="001f11f2" officeooo:paragraph-rsid="004e7ce1"/>
    </style:style>
    <style:style style:name="P16" style:family="paragraph" style:parent-style-name="Standard">
      <style:text-properties style:text-underline-style="none" officeooo:rsid="004103ea" officeooo:paragraph-rsid="00530a3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11f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f11f2" style:font-weight-asian="bold" style:font-weight-complex="bold"/>
    </style:style>
    <style:style style:name="T5" style:family="text">
      <style:text-properties officeooo:rsid="001f11f2"/>
    </style:style>
    <style:style style:name="T6" style:family="text">
      <style:text-properties officeooo:rsid="002f63e0"/>
    </style:style>
    <style:style style:name="T7" style:family="text">
      <style:text-properties style:text-underline-style="none" officeooo:rsid="0033e570"/>
    </style:style>
    <style:style style:name="T8" style:family="text">
      <style:text-properties style:text-underline-style="none" officeooo:rsid="002b6034"/>
    </style:style>
    <style:style style:name="T9" style:family="text">
      <style:text-properties style:text-underline-style="none" officeooo:rsid="00332b57"/>
    </style:style>
    <style:style style:name="T10" style:family="text">
      <style:text-properties style:text-underline-style="none" officeooo:rsid="00492f9c"/>
    </style:style>
    <style:style style:name="T11" style:family="text">
      <style:text-properties style:text-underline-style="none" officeooo:rsid="001d630e"/>
    </style:style>
    <style:style style:name="T12" style:family="text">
      <style:text-properties style:text-underline-style="none" fo:font-weight="bold" officeooo:rsid="001d630e" style:font-weight-asian="bold" style:font-weight-complex="bold"/>
    </style:style>
    <style:style style:name="T13" style:family="text">
      <style:text-properties officeooo:rsid="0036a870"/>
    </style:style>
    <style:style style:name="T14" style:family="text">
      <style:text-properties officeooo:rsid="003875fe"/>
    </style:style>
    <style:style style:name="T15" style:family="text">
      <style:text-properties officeooo:rsid="003d6ca4"/>
    </style:style>
    <style:style style:name="T16" style:family="text">
      <style:text-properties officeooo:rsid="00462273"/>
    </style:style>
    <style:style style:name="T17" style:family="text">
      <style:text-properties officeooo:rsid="0046f37a"/>
    </style:style>
    <style:style style:name="T18" style:family="text">
      <style:text-properties officeooo:rsid="0048ef76"/>
    </style:style>
    <style:style style:name="T19" style:family="text">
      <style:text-properties officeooo:rsid="00492f9c"/>
    </style:style>
    <style:style style:name="T20" style:family="text">
      <style:text-properties officeooo:rsid="004a78b0"/>
    </style:style>
    <style:style style:name="T21" style:family="text">
      <style:text-properties officeooo:rsid="004bf427"/>
    </style:style>
    <style:style style:name="T22" style:family="text">
      <style:text-properties officeooo:rsid="001d630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d630e" style:font-weight-asian="bold" style:font-weight-complex="bold"/>
    </style:style>
    <style:style style:name="T25" style:family="text">
      <style:text-properties fo:font-weight="bold" officeooo:rsid="001f11f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HORME Victor</text:p>
      <text:p text:style-name="P12">HAYART Simon</text:p>
      <text:p text:style-name="P1"/>
      <text:p text:style-name="P12">RENDU SAE 1.04 <text:s/>– <text:s/>PARTIE ÉCONOMIE</text:p>
      <text:p text:style-name="P1"/>
      <text:p text:style-name="P14">THEME : L’ESN</text:p>
      <text:p text:style-name="P2"/>
      <text:p text:style-name="P15">1)</text:p>
      <text:p text:style-name="P15"><text:span text:style-name="T24">Entreprise :</text:span><text:span text:style-name="T12"> </text:span><text:span text:style-name="T11">Orange Business Services</text:span></text:p>
      <text:p text:style-name="P3"><text:span text:style-name="T4">Année création</text:span><text:span text:style-name="T25"> : </text:span><text:span text:style-name="T5">2006</text:span></text:p>
      <text:p text:style-name="P3"><text:span text:style-name="T4">Siège social</text:span><text:span text:style-name="T25"> :</text:span><text:span text:style-name="T5"> à Paris</text:span></text:p>
      <text:p text:style-name="P3"><text:span text:style-name="T4">Activité</text:span><text:span text:style-name="T25"> : </text:span><text:span text:style-name="T5">Télécommunications et services numériques</text:span></text:p>
      <text:p text:style-name="P3"><text:span text:style-name="T4">Effectif</text:span><text:span text:style-name="T25"> : </text:span><text:span text:style-name="T5">plus de 20 000 employés dans le monde entier</text:span></text:p>
      <text:p text:style-name="P4"><text:span text:style-name="T3">Chiffre d’affaire</text:span><text:span text:style-name="T23"> :</text:span> 42,2 Milliards d’euros (dans le monde en 2019)</text:p>
      <text:p text:style-name="P4"/>
      <text:p text:style-name="P5">2)</text:p>
      <text:p text:style-name="P6"><text:tab/>Particularité économique : </text:p>
      <text:p text:style-name="P6"><text:tab/>Toute<text:span text:style-name="T16">s</text:span> les lignes internet ou téléphonique<text:span text:style-name="T16">s</text:span> appartiennent <text:span text:style-name="T19">à</text:span> « Orange » donc , les autres <text:tab/>entreprises de ce domaine sont obligés d<text:span text:style-name="T16">e louer</text:span> des ligne<text:span text:style-name="T16">s</text:span> internet ou téléphonique<text:span text:style-name="T16">s</text:span> chez <text:tab/>orange pour pouvoir faire profiter leur clients.<text:span text:style-name="T16">donc </text:span><text:span text:style-name="T6">monopole des </text:span>ligne<text:span text:style-name="T19">s</text:span> téléphonique<text:span text:style-name="T19">s</text:span> et <text:tab/>internet a ce qui augmente <text:span text:style-name="T6">é</text:span>normément leur capitale.</text:p>
      <text:p text:style-name="P6"/>
      <text:p text:style-name="P13"><text:span text:style-name="T8"><text:tab/>-</text:span><text:span text:style-name="T9">Chez un autre opérateur que « Orange » </text:span><text:span text:style-name="T7">(exemple : SFR ) </text:span><text:span text:style-name="T9">, </text:span><text:span text:style-name="T7">quand il y a une panne de réseau <text:tab/>internet ou téléphonique , il</text:span><text:span text:style-name="T10">s</text:span><text:span text:style-name="T7"> fournissent une solution TEMPORAIRE (comme un boîtier 4G <text:tab/>d’une durée de 1 mois) , en attendant une réponse </text:span><text:span text:style-name="T10">ou </text:span><text:span text:style-name="T7">une réparation sur le terrain de la part <text:s text:c="16"/><text:tab/>de « Orange ».On pourrait donc en conclure que les clients d</text:span><text:span text:style-name="T10">e </text:span><text:span text:style-name="T7">Orange sont « privilégié</text:span><text:span text:style-name="T10">s</text:span><text:span text:style-name="T7"> » <text:tab/>car <text:s/>étant directement en contact avec orange , leur clients peuvent avoir des délais de </text:span></text:p>
      <text:p text:style-name="P11"><text:tab/>réparation<text:span text:style-name="T20">s</text:span> plus court ou un<text:span text:style-name="T20">e</text:span> réponse plus rapide.<text:span text:style-name="T17">En sachant cela il faut avouer que Orange <text:tab/>profite de cet avantage ce qui a entraîné une limite de 14 jours a Orange pour intervenir sur <text:tab/>le terrain.</text:span></text:p>
      <text:p text:style-name="P6"/>
      <text:p text:style-name="P7">3)</text:p>
      <text:p text:style-name="P8"><text:tab/>Empreinte carbone :</text:p>
      <text:p text:style-name="P8"><text:tab/><text:span text:style-name="T13">En 2015 « Orange » dans le monde rejetait 1,48 Millions de tonnes de CO2 </text:span><text:span text:style-name="T14">mais ayant mis <text:tab/>un programme de réduction de CO2 en place , il sont aujourd’hui environ a 1,30 Million de <text:tab/>tonne de CO2 avec pour objectif d’être a 1 Million de tonne de CO2 en 2025.</text:span></text:p>
      <text:p text:style-name="P9"><text:tab/>Bien sur avec le bilan d’empreintes carbone , on peut dire que « Orange » est un grand <text:tab/>contributeur au réchauffement climatique , <text:span text:style-name="T15">par exemple a cause des « DATA CENTER » ou <text:tab/>encore la fabrication du matériel de Orange (câble de fibre) , ou même la pose des câbles <text:tab/>dans l’océan.</text:span><text:span text:style-name="T17">Même si ces chiffres paraissent énorme il ne faut pas oublier que Orange est <text:tab/>présent dans une grande partie du monde.</text:span></text:p>
      <text:p text:style-name="P9"/>
      <text:p text:style-name="P16">4)</text:p>
      <text:p text:style-name="P16"><text:span text:style-name="T17"><text:tab/>Après avoir étudié le cas d’Orange il y a des choses que l’on savait déjà comme le fait qu’il <text:tab/>possède tout le réseau de câblage en France mais il faut dire que nous savions pas tout de <text:tab/>cela comme le fait que seul orange pouvait intervenir pour la réparation des câble ce qui leur <text:tab/>donne un puissant avantage qu’il utilise bien au point de les obliger d’intervenir en moins de <text:s/><text:tab/>14 jours </text:span><text:span text:style-name="T18">cela a été asse</text:span><text:span text:style-name="T21">z </text:span><text:span text:style-name="T18">surprenant de l’apprendre et a permis de comprendre pourquoi les <text:tab/>autre fournisseur ont du trouver des solutions pour garder leur client en donnant un petit <text:tab/>boîtier pour <text:s/>donne quand même un accès internet à ses clients.</text:span></text:p>
      <text:p text:style-name="P10"/>
      <text:p text:style-name="P4"/>
      <text:p text:style-name="P4"><text:soft-page-break/>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3:38:57.425285953</meta:creation-date>
    <dc:date>2022-12-14T14:46:45.794810936</dc:date>
    <meta:editing-duration>PT1H28M34S</meta:editing-duration>
    <meta:editing-cycles>28</meta:editing-cycles>
    <meta:generator>LibreOffice/7.3.4.2$Linux_X86_64 LibreOffice_project/728fec16bd5f605073805c3c9e7c4212a0120dc5</meta:generator>
    <meta:document-statistic meta:table-count="0" meta:image-count="0" meta:object-count="0" meta:page-count="2" meta:paragraph-count="22" meta:word-count="468" meta:character-count="2662" meta:non-whitespace-character-count="2163"/>
  </office:meta>
</office:document-meta>
</file>